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90000013A7F8726E0FB90C295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0.674cm" draw:start-guide="3.776cm"/>
    </style:style>
    <style:style style:name="gr3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1.858cm" draw:start-guide="-1.604cm" draw:measure-align="inside" draw:measure-vertical-align="center" draw:placing="above" draw:parallel="true"/>
    </style:style>
    <style:style style:name="gr4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0.664cm" draw:start-guide="0.685cm"/>
    </style:style>
    <style:style style:name="gr5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1.122cm" draw:start-guide="0.343cm" draw:measure-align="inside" draw:measure-vertical-align="center" draw:placing="above" draw:parallel="tru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5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.0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52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0.705cm"/>
    </style:style>
    <style:style style:name="gr11" style:family="graphic" style:parent-style-name="standard">
      <style:graphic-properties svg:stroke-width="0.05cm" svg:stroke-color="#cc99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e6e6ff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564cm" fo:min-width="0.075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fill="none" draw:textarea-horizontal-align="center" draw:textarea-vertical-align="top" style:protect="size"/>
    </style:style>
    <style:style style:name="gr16" style:family="graphic" style:parent-style-name="standard">
      <style:graphic-properties draw:fill="none" draw:textarea-horizontal-align="center" draw:textarea-vertical-align="top"/>
    </style:style>
    <style:style style:name="gr17" style:family="graphic" style:parent-style-name="measure">
      <style:graphic-properties draw:textarea-horizontal-align="center" draw:textarea-vertical-align="middle" draw:unit="mm" draw:decimal-places="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66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paragraph-properties fo:text-align="end"/>
      <style:text-properties fo:color="#996600"/>
    </style:style>
    <style:style style:name="P6" style:family="paragraph">
      <loext:graphic-properties draw:fill="none"/>
      <style:paragraph-properties fo:text-align="center"/>
      <style:text-properties fo:color="#996600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e6e6ff"/>
      <style:paragraph-properties fo:text-align="center"/>
    </style:style>
    <style:style style:name="P9" style:family="paragraph">
      <style:paragraph-properties fo:text-align="center"/>
      <style:text-properties fo:color="#000000"/>
    </style:style>
    <style:style style:name="P10" style:family="paragraph">
      <loext:graphic-properties draw:fill="none"/>
      <style:paragraph-properties fo:text-align="center"/>
      <style:text-properties fo:color="#000000"/>
    </style:style>
    <style:style style:name="T1" style:family="text">
      <style:text-properties fo:color="#ff66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BARTOP" svg:width="12cm" svg:height="11.307cm" svg:x="7.687cm" svg:y="4.799cm">
            <draw:image xlink:href="Pictures/10000000000001390000013A7F8726E0FB90C295.png" xlink:type="simple" xlink:show="embed" xlink:actuate="onLoad">
              <text:p/>
            </draw:image>
          </draw:frame>
          <draw:measure draw:style-name="gr2" draw:text-style-name="P2" draw:layer="BARTOP" svg:x1="10.054cm" svg:y1="8.266cm" svg:x2="16.953cm" svg:y2="8.7cm">
            <text:p text:style-name="P2"><text:span text:style-name="T1">B</text:span></text:p>
          </draw:measure>
          <draw:measure draw:style-name="gr3" draw:text-style-name="P2" draw:layer="BARTOP" svg:x1="16.554cm" svg:y1="8.592cm" svg:x2="16.552cm" svg:y2="13.617cm">
            <text:p text:style-name="P2"><text:span text:style-name="T1">A</text:span></text:p>
          </draw:measure>
          <draw:measure draw:style-name="gr4" draw:text-style-name="P2" draw:layer="BARTOP" svg:x1="18.002cm" svg:y1="14.361cm" svg:x2="16.574cm" svg:y2="14.328cm">
            <text:p text:style-name="P2"><text:span text:style-name="T1">D</text:span></text:p>
          </draw:measure>
          <draw:measure draw:style-name="gr5" draw:text-style-name="P2" draw:layer="BARTOP" svg:x1="10.22cm" svg:y1="9.902cm" svg:x2="10.032cm" svg:y2="12.682cm">
            <text:p text:style-name="P2"><text:span text:style-name="T1">F</text:span></text:p>
          </draw:measure>
          <draw:frame draw:style-name="gr6" draw:text-style-name="P3" draw:layer="BARTOP" svg:width="1.755cm" svg:height="0.963cm" svg:x="10.513cm" svg:y="15.033cm">
            <draw:text-box>
              <text:p>t=15</text:p>
            </draw:text-box>
          </draw:frame>
          <draw:frame draw:style-name="gr7" draw:text-style-name="P4" draw:layer="BARTOP" svg:width="1.556cm" svg:height="0.963cm" svg:x="16.525cm" svg:y="10.677cm">
            <draw:text-box>
              <text:p>105</text:p>
            </draw:text-box>
          </draw:frame>
          <draw:frame draw:style-name="gr8" draw:text-style-name="P3" draw:layer="BARTOP" svg:width="2.034cm" svg:height="0.963cm" svg:x="14.092cm" svg:y="13.857cm">
            <draw:text-box>
              <text:p>D=25</text:p>
            </draw:text-box>
          </draw:frame>
          <draw:frame draw:style-name="gr9" draw:text-style-name="P3" draw:layer="BARTOP" svg:width="2.352cm" svg:height="0.963cm" svg:x="14.414cm" svg:y="5.331cm">
            <draw:text-box>
              <text:p>B=135</text:p>
            </draw:text-box>
          </draw:frame>
          <draw:frame draw:style-name="gr10" draw:text-style-name="P4" draw:layer="BARTOP" svg:width="1.205cm" svg:height="0.963cm" svg:x="11.875cm" svg:y="10.811cm">
            <draw:text-box>
              <text:p>70</text:p>
            </draw:text-box>
          </draw:frame>
        </draw:g>
      </draw:page>
      <draw:page draw:name="page2" draw:style-name="dp1" draw:master-page-name="Default">
        <draw:rect draw:style-name="gr11" draw:text-style-name="P5" draw:layer="layout" svg:width="12.241cm" svg:height="1.2cm" svg:x="8.114cm" svg:y="15.428cm">
          <text:p/>
        </draw:rect>
        <draw:rect draw:style-name="gr11" draw:text-style-name="P6" draw:layer="layout" svg:width="1.089cm" svg:height="10.831cm" svg:x="20.805cm" svg:y="8.325cm">
          <text:p text:style-name="P7"/>
        </draw:rect>
        <draw:rect draw:style-name="gr11" draw:text-style-name="P6" draw:layer="layout" svg:width="1.123cm" svg:height="8.364cm" svg:x="6.783cm" svg:y="8.466cm">
          <text:p text:style-name="P7"/>
        </draw:rect>
        <draw:rect draw:style-name="gr12" draw:text-style-name="P8" draw:layer="BARTOP" svg:width="14.05cm" svg:height="2.007cm" svg:x="6.078cm" svg:y="17.031cm">
          <text:p text:style-name="P7">T=20</text:p>
        </draw:rect>
        <draw:g>
          <draw:custom-shape draw:style-name="gr13" draw:text-style-name="P7" draw:layer="BARTOP" svg:width="1.149cm" svg:height="2.513cm" svg:x="3.201cm" svg:y="3.85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14" draw:text-style-name="P1" draw:layer="BARTOP" svg:x1="3.303cm" svg:y1="3.671cm" svg:x2="6.111cm" svg:y2="9.764cm">
            <text:p/>
          </draw:line>
        </draw:g>
        <draw:rect draw:style-name="gr15" draw:text-style-name="P10" draw:layer="BARTOP" svg:width="14cm" svg:height="7cm" svg:x="6.178cm" svg:y="9.873cm">
          <text:p text:style-name="P9"><text:span text:style-name="T2">1</text:span><text:span text:style-name="T2">4</text:span><text:span text:style-name="T2">0</text:span><text:span text:style-name="T2"> </text:span><text:span text:style-name="T2">x</text:span><text:span text:style-name="T2"> </text:span><text:span text:style-name="T2">1</text:span><text:span text:style-name="T2">0</text:span><text:span text:style-name="T2">0</text:span></text:p>
        </draw:rect>
        <draw:rect draw:style-name="gr15" draw:text-style-name="P10" draw:layer="BARTOP" svg:width="14.5cm" svg:height="10cm" svg:x="6.144cm" svg:y="6.947cm">
          <text:p text:style-name="P9"><text:span text:style-name="T2">145 </text:span><text:span text:style-name="T2">x </text:span><text:span text:style-name="T2">100</text:span></text:p>
        </draw:rect>
        <draw:rect draw:style-name="gr16" draw:text-style-name="P10" draw:layer="BARTOP" svg:width="0.5cm" svg:height="7cm" svg:x="6.179cm" svg:y="9.361cm">
          <text:p text:style-name="P9"><text:span text:style-name="T2"/></text:p>
        </draw:rect>
        <draw:rect draw:style-name="gr11" draw:text-style-name="P1" draw:layer="layout" svg:width="12.559cm" svg:height="8.255cm" svg:x="8.008cm" svg:y="8.466cm">
          <text:p text:style-name="P7"/>
        </draw:rect>
        <draw:measure draw:style-name="gr17" draw:text-style-name="P7" draw:layer="measurelines" svg:x1="22.084cm" svg:y1="8.361cm" svg:x2="22.119cm" svg:y2="19.085cm">
          <text:p text:style-name="P7"><text:measure text:kind="gap"/><text:measure text:kind="value">107</text:measure><text:s/><text:measure text:kind="unit">mm</text:measure><text:measure text:kind="gap"/></text:p>
        </draw:measure>
        <draw:measure draw:style-name="gr17" draw:text-style-name="P7" draw:layer="layout" svg:x1="5.962cm" svg:y1="16.933cm" svg:x2="5.997cm" svg:y2="8.325cm">
          <text:p text:style-name="P7"><text:measure text:kind="gap"/><text:measure text:kind="value">86</text:measure><text:s/><text:measure text:kind="unit">mm</text:measure><text:measure text:kind="gap"/></text:p>
        </draw:measure>
        <draw:measure draw:style-name="gr17" draw:text-style-name="P7" draw:layer="layout" svg:x1="4.974cm" svg:y1="6.806cm" svg:x2="20.708cm" svg:y2="6.7cm">
          <text:p text:style-name="P7"><text:measure text:kind="gap"/><text:measure text:kind="value">157</text:measure><text:s/><text:measure text:kind="unit">mm</text:measure><text:measure text:kind="gap"/></text:p>
        </draw:measure>
        <draw:measure draw:style-name="gr17" draw:text-style-name="P7" draw:layer="layout" svg:x1="7.973cm" svg:y1="12.841cm" svg:x2="20.673cm" svg:y2="12.876cm">
          <text:p text:style-name="P7"><text:measure text:kind="gap"/><text:measure text:kind="value">127</text:measure><text:s/><text:measure text:kind="unit">mm</text:measure><text:measure text:kind="gap"/></text:p>
        </draw:measure>
        <draw:rect draw:style-name="gr11" draw:text-style-name="P5" draw:layer="layout" svg:width="15.822cm" svg:height="1.49cm" svg:x="4.955cm" svg:y="6.76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rtop</svg:title>
      </draw:layer>
      <draw:layer draw:name="background"/>
      <draw:layer draw:name="backgroundobjects"/>
      <draw:layer draw:name="controls"/>
      <draw:layer draw:name="measurelines"/>
      <draw:layer draw:name="BARTOP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40M24S</meta:editing-duration>
    <meta:editing-cycles>12</meta:editing-cycles>
    <meta:generator>LibreOffice/6.0.7.3$Linux_X86_64 LibreOffice_project/00m0$Build-3</meta:generator>
    <dc:date>2021-12-17T18:57:30.093437353</dc:date>
    <meta:printed-by>m p</meta:printed-by>
    <meta:print-date>2021-12-13T16:21:29.02</meta:print-date>
    <meta:document-statistic meta:object-count="27"/>
  </office:meta>
</office:document-meta>
</file>